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miri" svg:font-family="Amiri" style:font-pitch="variable"/>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Black" style:text-underline-style="solid" style:text-underline-width="auto" style:text-underline-color="font-color" officeooo:rsid="001d7470" officeooo:paragraph-rsid="001d7470"/>
    </style:style>
    <style:style style:name="P2" style:family="paragraph" style:parent-style-name="Standard">
      <style:text-properties style:font-name="Amiri" style:text-underline-style="solid" style:text-underline-width="auto" style:text-underline-color="font-color" officeooo:rsid="001d7470" officeooo:paragraph-rsid="001d7470"/>
    </style:style>
    <style:style style:name="P3" style:family="paragraph" style:parent-style-name="Standard">
      <style:text-properties style:font-name="Amiri" officeooo:rsid="001d7470" officeooo:paragraph-rsid="001d7470"/>
    </style:style>
    <style:style style:name="P4" style:family="paragraph" style:parent-style-name="Standard">
      <style:text-properties style:font-name="Amiri" officeooo:rsid="001fb4d2" officeooo:paragraph-rsid="001fb4d2"/>
    </style:style>
    <style:style style:name="P5" style:family="paragraph" style:parent-style-name="Standard" style:list-style-name="L1">
      <style:text-properties style:font-name="Amiri" officeooo:rsid="001fb4d2" officeooo:paragraph-rsid="001fb4d2"/>
    </style:style>
    <style:style style:name="P6" style:family="paragraph" style:parent-style-name="Standard" style:list-style-name="L3">
      <style:text-properties style:font-name="Amiri" officeooo:rsid="001fb4d2" officeooo:paragraph-rsid="001fb4d2"/>
    </style:style>
    <style:style style:name="P7" style:family="paragraph" style:parent-style-name="Standard">
      <style:text-properties style:font-name="Amiri" officeooo:rsid="001fb4d2" officeooo:paragraph-rsid="001fb4d2"/>
    </style:style>
    <style:style style:name="P8" style:family="paragraph" style:parent-style-name="Standard" style:list-style-name="L2">
      <style:text-properties style:font-name="Amiri" officeooo:rsid="001d7470" officeooo:paragraph-rsid="001d7470"/>
    </style:style>
    <style:style style:name="P9" style:family="paragraph" style:parent-style-name="Standard" style:list-style-name="L2">
      <style:text-properties style:font-name="Amiri" officeooo:rsid="002e0d04" officeooo:paragraph-rsid="002e0d04"/>
    </style:style>
    <style:style style:name="P10" style:family="paragraph" style:parent-style-name="Standard" style:list-style-name="L2">
      <style:text-properties style:font-name="Amiri" officeooo:rsid="002acaff" officeooo:paragraph-rsid="002acaff"/>
    </style:style>
    <style:style style:name="P11" style:family="paragraph" style:parent-style-name="Standard" style:list-style-name="L2">
      <style:text-properties style:font-name="Amiri" officeooo:rsid="00238874" officeooo:paragraph-rsid="00238874"/>
    </style:style>
    <style:style style:name="P12" style:family="paragraph" style:parent-style-name="Standard">
      <style:text-properties style:font-name="Amiri" officeooo:rsid="003002c4" officeooo:paragraph-rsid="003002c4"/>
    </style:style>
    <style:style style:name="P13" style:family="paragraph" style:parent-style-name="Standard">
      <style:text-properties style:font-name="Amiri" officeooo:rsid="003002c4" officeooo:paragraph-rsid="00315ac4"/>
    </style:style>
    <style:style style:name="P14" style:family="paragraph" style:parent-style-name="Standard">
      <style:text-properties style:font-name="Amiri" officeooo:rsid="00315ac4" officeooo:paragraph-rsid="00315ac4"/>
    </style:style>
    <style:style style:name="T1" style:family="text">
      <style:text-properties officeooo:rsid="001fb4d2"/>
    </style:style>
    <style:style style:name="T2" style:family="text">
      <style:text-properties officeooo:rsid="00215e5d"/>
    </style:style>
    <style:style style:name="T3" style:family="text">
      <style:text-properties officeooo:rsid="00231344"/>
    </style:style>
    <style:style style:name="T4" style:family="text">
      <style:text-properties officeooo:rsid="0027275d"/>
    </style:style>
    <style:style style:name="T5" style:family="text">
      <style:text-properties officeooo:rsid="002cefd1"/>
    </style:style>
    <style:style style:name="T6" style:family="text">
      <style:text-properties officeooo:rsid="002e0d04"/>
    </style:style>
    <style:style style:name="T7" style:family="text">
      <style:text-properties officeooo:rsid="00315a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2">Titel: „Bounds for Acyclic Network Flows“</text:p>
      <text:p text:style-name="P3">Einleitung</text:p>
      <text:p text:style-name="P3"/>
      <text:p text:style-name="P3">Grundlagen/Definitionen</text:p>
      <text:list xml:id="list2848691518379520711" text:style-name="L1">
        <text:list-item>
          <text:p text:style-name="P5">Graphentheorie Grundlagen</text:p>
        </text:list-item>
        <text:list-item>
          <text:p text:style-name="P5">MIP Grundlagen</text:p>
        </text:list-item>
        <text:list-item>
          <text:p text:style-name="P5"><text:span text:style-name="T5">(</text:span>Gasprojekt – Anwendung<text:span text:style-name="T5">)?</text:span></text:p>
        </text:list-item>
      </text:list>
      <text:p text:style-name="P3"/>
      <text:p text:style-name="P3">Das Problem azyklischer Flussschranken</text:p>
      <text:list xml:id="list1057685629689208144" text:style-name="L2">
        <text:list-item>
          <text:p text:style-name="P8">Definition <text:span text:style-name="T2">des Problems</text:span></text:p>
        </text:list-item>
        <text:list-item>
          <text:p text:style-name="P9">Gap zu Fluss mit erlaubten Kreisen (ist unbegrenzt)</text:p>
        </text:list-item>
        <text:list-item>
          <text:p text:style-name="P8">Komplexität <text:span text:style-name="T4">(Problem ist spezialfall eines NP-schweren Problems – geht genaueres, ist es selbst wirklich schwer? Eine untere Komplexitätsschranke?)TODO</text:span></text:p>
        </text:list-item>
        <text:list-item>
          <text:p text:style-name="P8">MIP – Modell <text:span text:style-name="T1">(jeden Kreis mit einer Constraint verbieten)</text:span></text:p>
        </text:list-item>
        <text:list-item>
          <text:p text:style-name="P10">alternative MIP Modelle? <text:span text:style-name="T6">(Kreise indirekt über Knotenpotentiale verbieten)</text:span></text:p>
        </text:list-item>
        <text:list-item>
          <text:p text:style-name="P8">Anzahl der benötigten Kreisungleichungen <text:span text:style-name="T3">(Kreisbasis reicht nicht, können wir evtl. noch weitere/bessere Schranken finden?)</text:span></text:p>
        </text:list-item>
        <text:list-item>
          <text:p text:style-name="P11">Ein direkter <text:span text:style-name="T6">heuristischer </text:span>Algorithmus zur Berechnung <text:span text:style-name="T6">von Schranken (Muss noch Korrektheit zeigen, könnte wahrscheinlich noch Güte verbessern)</text:span></text:p>
        </text:list-item>
      </text:list>
      <text:p text:style-name="P3"/>
      <text:p text:style-name="P4">Implementierung</text:p>
      <text:list xml:id="list1100267349635444174" text:style-name="L3">
        <text:list-item>
          <text:p text:style-name="P6">Separierung der Kreisungleichungen mit SCIP [<text:span text:style-name="T6">TODO: könnte noch versuchen die Parameter zu optimieren</text:span>]</text:p>
        </text:list-item>
        <text:list-item>
          <text:p text:style-name="P6">direkter Algorithmus [<text:span text:style-name="T6">Heuristik läuft</text:span>]</text:p>
        </text:list-item>
      </text:list>
      <text:p text:style-name="P3"/>
      <text:p text:style-name="P4">Ergebnisse der Rechnungen</text:p>
      <text:p text:style-name="P4"/>
      <text:p text:style-name="P4">Zusammenfassung</text:p>
      <text:p text:style-name="P4"/>
      <text:p text:style-name="P4">Literatur</text:p>
      <text:p text:style-name="P4"/>
      <text:p text:style-name="P4"/>
      <text:p text:style-name="P12"><text:soft-page-break/>Die Masterarbeit soll sich mit der Frage beschäftigen, wie man in einem gegebenen Netzwerkflussproblem obere und untere Schranken für den Fluss auf einer Kante findet unter der Bedingung, dass es im Netzwerk keinen Kreisfluss geben kann. </text:p>
      <text:p text:style-name="P13">Es wird dabei das Verhältnis zu dem Problem mit möglichen Kreisflüssen betrachtet (das ist Min-Cost-Flow mit negativen Gewichten) , welcher unter Hinzunahme von azyklizitätsbedingungen NP-schwer wird. <text:span text:style-name="T7">Es wird gezeigt, dass der Unterschied der optimalen Schranken in Modellen mit und ohne Kreisfluss beliebig groß werden kann.</text:span></text:p>
      <text:p text:style-name="P13">Es werden <text:span text:style-name="T7">weiter </text:span>zwei MIP-<text:span text:style-name="T7">Formulierungen</text:span> zur Lösung des Problems vorgestellt, eines auf Basis von Knotenpotentialen und eines mit expliziten Kreisfreiheitsbedingungen für jeden möglichen Kreis. Die Zahl nötiger Kreisungleichungen wird untersucht <text:span text:style-name="T7">und gezeigt unter welchen Umständen ein Großteil der Ungleichungen redundant sind.</text:span></text:p>
      <text:p text:style-name="P14">Es wird ein heuristischer Algorithmus zur schnelleren Berechnung von oberen und unteren Schranken entwickelt und die Korrektheit gezeigt.</text:p>
      <text:p text:style-name="P14">Die praktische Implementierung der theoretisch vorgestellten Ansätze wird in ihren Ergebnissen und der Performance auf verschiedenen Testinstanzen/-Netzen vergli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miri" svg:font-family="Amiri" style:font-pitch="variable"/>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Arial Black" style:text-underline-style="solid" style:text-underline-width="auto" style:text-underline-color="font-color" officeooo:rsid="001d7470" officeooo:paragraph-rsid="001d74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ntwurf Inhaltsverzeichnis/Gliederung Masterarbei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7:25:44.857608122</meta:creation-date>
    <dc:date>2015-09-14T23:01:36.258493939</dc:date>
    <meta:editing-duration>PT1H1M40S</meta:editing-duration>
    <meta:editing-cycles>9</meta:editing-cycles>
    <meta:generator>LibreOffice/4.2.8.2$Linux_X86_64 LibreOffice_project/420m0$Build-2</meta:generator>
    <meta:print-date>2015-09-10T10:58:21.483713214</meta:print-date>
    <meta:document-statistic meta:table-count="0" meta:image-count="0" meta:object-count="0" meta:page-count="2" meta:paragraph-count="26" meta:word-count="289" meta:character-count="2256" meta:non-whitespace-character-count="2001"/>
  </office:meta>
</office:document-meta>
</file>